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7.216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64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 style:rotation-angle="0"/>
    </style:style>
    <style:style style:name="ce71" style:family="table-cell" style:parent-style-name="Default">
      <style:table-cell-properties fo:border-bottom="none" fo:wrap-option="no-wrap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8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36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 style:vertical-align="automatic"/>
      <style:paragraph-properties fo:text-align="start" fo:margin-left="0.353cm"/>
      <style:text-properties fo:font-weight="bold" style:font-weight-asian="bold" style:font-weight-complex="bold"/>
    </style:style>
    <style:style style:name="ce30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7" style:family="table-cell" style:parent-style-name="Default">
      <style:table-cell-properties style:cell-protect="none" style:print-content="true" fo:border="0.06pt solid #dfdfdf"/>
    </style:style>
    <style:style style:name="ce171" style:family="table-cell" style:parent-style-name="Default">
      <style:table-cell-properties style:cell-protect="none" style:print-content="true" fo:border="0.06pt solid #dfdfdf" style:vertical-align="automatic"/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</style:style>
    <style:style style:name="ce127" style:family="table-cell" style:parent-style-name="Default" style:data-style-name="N169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69">
      <style:table-cell-properties fo:border-bottom="0.06pt solid #dfdfdf" fo:background-color="#dfdfdf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131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vertical-align="automatic"/>
    </style:style>
    <style:style style:name="ce59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60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1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5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101" style:family="table-cell" style:parent-style-name="Default" style:data-style-name="N10"/>
    <style:style style:name="ce87" style:family="table-cell" style:parent-style-name="Default" style:data-style-name="N10">
      <style:table-cell-properties fo:border="none" style:rotation-angle="0"/>
    </style:style>
    <style:style style:name="ce141" style:family="table-cell" style:parent-style-name="Default" style:data-style-name="N10">
      <style:table-cell-properties fo:border-bottom="none" style:text-align-source="fix" style:repeat-content="false" fo:wrap-option="no-wrap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10">
      <style:table-cell-properties fo:border-bottom="0.06pt solid #000000" fo:background-color="transparent" fo:border-left="0.06pt solid #dfdfdf" fo:border-right="0.06pt solid #000000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0">
      <style:table-cell-properties fo:border-bottom="none" fo:background-color="#dfdfdf" style:cell-protect="none" style:print-content="tru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0">
      <style:table-cell-properties fo:border-bottom="0.06pt solid #dfdfdf" style:cell-protect="none" style:print-content="true" fo:background-color="transparent" fo:border-left="0.06pt solid #dfdfdf" fo:border-right="0.06pt solid #000000" fo:border-top="0.06pt solid #dfdfdf"/>
    </style:style>
    <style:style style:name="ce145" style:family="table-cell" style:parent-style-name="Default" style:data-style-name="N10">
      <style:table-cell-properties fo:border-bottom="none" fo:background-color="#dfdfdf" style:cell-protect="none" style:print-content="tru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0">
      <style:table-cell-properties fo:border-bottom="0.06pt solid #dfdfdf" style:cell-protect="none" style:print-content="true" fo:background-color="transparent" fo:border-left="0.06pt solid #dfdfdf" fo:border-right="0.06pt solid #000000" fo:border-top="0.06pt solid #dfdfdf"/>
    </style:style>
    <style:style style:name="ce148" style:family="table-cell" style:parent-style-name="Default">
      <style:table-cell-properties fo:border-bottom="0.06pt solid #dfdfdf" style:cell-protect="none" style:print-content="true" fo:border-left="0.06pt solid #dfdfdf" fo:border-right="0.06pt solid #000000" fo:border-top="0.06pt solid #dfdfdf" style:vertical-align="automatic"/>
      <style:text-properties fo:font-weight="bold" style:font-weight-asian="bold" style:font-weight-complex="bold"/>
    </style:style>
    <style:style style:name="ce149" style:family="table-cell" style:parent-style-name="Default" style:data-style-name="N10">
      <style:table-cell-properties fo:border-bottom="none" fo:background-color="#dfdfdf" style:cell-protect="none" style:print-content="tru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style:cell-protect="none" style:print-content="true" fo:border-left="0.06pt solid #dfdfdf" fo:border-right="0.06pt solid #000000" fo:border-top="0.06pt solid #dfdfdf"/>
      <style:text-properties fo:font-weight="bold" style:font-weight-asian="bold" style:font-weight-complex="bold"/>
    </style:style>
    <style:style style:name="ce151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000000" fo:border-top="none"/>
    </style:style>
    <style:style style:name="ce102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103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0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DatabaseDesign.D44">
          <table:error-message table:message-type="stop" table:display="true"/>
        </table:content-validation>
      </table:content-validations>
      <table:table table:name="DatabaseDesign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r. No.</text:p>
          </table:table-cell>
          <table:table-cell table:style-name="ce1" office:value-type="string" calcext:value-type="string" table:number-columns-spanned="6" table:number-rows-spanned="1">
            <text:p>Database Name</text:p>
          </table:table-cell>
          <table:covered-table-cell table:number-columns-repeated="5"/>
          <table:table-cell table:style-name="ce7" office:value-type="string" calcext:value-type="string" table:number-columns-spanned="6" table:number-rows-spanned="1">
            <text:p>VehicleConfigurato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egment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seg_id</text:p>
          </table:table-cell>
          <table:table-cell table:style-name="ce4" office:value-type="string" calcext:value-type="string">
            <text:p>seg_name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17"/>
        </table:table-row>
        <table:table-row table:style-name="ro3" table:number-rows-repeated="2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Manufacturer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man_id</text:p>
          </table:table-cell>
          <table:table-cell table:style-name="ce4" office:value-type="string" calcext:value-type="string">
            <text:p>man_name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17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Variant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var_id</text:p>
          </table:table-cell>
          <table:table-cell table:style-name="ce4" office:value-type="string" calcext:value-type="string">
            <text:p>seg_id</text:p>
          </table:table-cell>
          <table:table-cell table:style-name="ce4" office:value-type="string" calcext:value-type="string">
            <text:p>man_id</text:p>
          </table:table-cell>
          <table:table-cell table:style-name="ce4" office:value-type="string" calcext:value-type="string">
            <text:p>var_name</text:p>
          </table:table-cell>
          <table:table-cell table:style-name="ce4" office:value-type="string" calcext:value-type="string">
            <text:p>min_qty</text:p>
          </table:table-cell>
          <table:table-cell table:style-name="ce4" office:value-type="string" calcext:value-type="string">
            <text:p>base_price</text:p>
          </table:table-cell>
          <table:table-cell table:style-name="ce4" office:value-type="string" calcext:value-type="string">
            <text:p>image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table:number-columns-repeated="3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string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table:number-columns-repeated="2" office:value-type="string" calcext:value-type="string">
            <text:p>foreign key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4"/>
          <table:table-cell office:value-type="string" calcext:value-type="string">
            <text:p>&gt;=20</text:p>
          </table:table-cell>
          <table:table-cell table:number-columns-repeated="12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onfiguration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conf_id</text:p>
          </table:table-cell>
          <table:table-cell table:style-name="ce4" office:value-type="string" calcext:value-type="string">
            <text:p>var_i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figurable</text:p>
          </table:table-cell>
          <table:table-cell table:style-name="ce4" office:value-type="string" calcext:value-type="string">
            <text:p>description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table:number-columns-repeated="2" office:value-type="string" calcext:value-type="string">
            <text:p>number</text:p>
          </table:table-cell>
          <table:table-cell table:number-columns-repeated="3" office:value-type="string" calcext:value-type="string">
            <text:p>string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foreign key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3"/>
          <table:table-cell office:value-type="string" calcext:value-type="string">
            <text:p>yes/no</text:p>
          </table:table-cell>
          <table:table-cell table:number-columns-repeated="13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AlternateConf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alt_id</text:p>
          </table:table-cell>
          <table:table-cell table:style-name="ce4" office:value-type="string" calcext:value-type="string">
            <text:p>conf_id</text:p>
          </table:table-cell>
          <table:table-cell table:style-name="ce4" office:value-type="string" calcext:value-type="string">
            <text:p>alt_description</text:p>
          </table:table-cell>
          <table:table-cell table:style-name="ce4" office:value-type="string" calcext:value-type="string">
            <text:p>alt_price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ouble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foreign key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17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ustomer</text:p>
          </table:table-cell>
          <table:covered-table-cell table:number-columns-repeated="5"/>
          <table:table-cell table:number-columns-repeated="6"/>
        </table:table-row>
        <table:table-row table:style-name="ro4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company_id</text:p>
          </table:table-cell>
          <table:table-cell table:style-name="ce5" office:value-type="string" calcext:value-type="string">
            <text:p>company_name</text:p>
          </table:table-cell>
          <table:table-cell table:style-name="ce4" office:value-type="string" calcext:value-type="string">
            <text:p>login_id</text:p>
          </table:table-cell>
          <table:table-cell table:style-name="ce4" office:value-type="string" calcext:value-type="string">
            <text:p>password</text:p>
          </table:table-cell>
          <table:table-cell table:style-name="ce5" office:value-type="string" calcext:value-type="string">
            <text:p>customer_name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email_id</text:p>
          </table:table-cell>
          <table:table-cell table:style-name="ce5" office:value-type="string" calcext:value-type="string">
            <text:p>address_line_1</text:p>
          </table:table-cell>
          <table:table-cell table:style-name="ce5" office:value-type="string" calcext:value-type="string">
            <text:p>address_line_2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pincode</text:p>
          </table:table-cell>
          <table:table-cell table:style-name="ce4" office:value-type="string" calcext:value-type="string">
            <text:p>company_tel</text:p>
          </table:table-cell>
          <table:table-cell table:style-name="ce5" office:value-type="string" calcext:value-type="string">
            <text:p>customer_mob</text:p>
          </table:table-cell>
          <table:table-cell table:style-name="ce4" office:value-type="string" calcext:value-type="string">
            <text:p>vat_no</text:p>
          </table:table-cell>
          <table:table-cell table:style-name="ce4" office:value-type="string" calcext:value-type="string">
            <text:p>pan_no</text:p>
          </table:table-cell>
          <table:table-cell table:style-name="ce4" office:value-type="string" calcext:value-type="string">
            <text:p>holding</text:p>
          </table:table-cell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number</text:p>
          </table:table-cell>
          <table:table-cell table:number-columns-repeated="10" office:value-type="string" calcext:value-type="string">
            <text:p>string</text:p>
          </table:table-cell>
          <table:table-cell office:value-type="string" calcext:value-type="string">
            <text:p>number</text:p>
          </table:table-cell>
          <table:table-cell table:number-columns-repeated="5" office:value-type="string" calcext:value-type="string">
            <text:p>string</text:p>
          </table:table-cell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unique</text:p>
          </table:table-cell>
          <table:table-cell table:number-columns-repeated="3"/>
          <table:table-cell office:value-type="string" calcext:value-type="string">
            <text:p>unique</text:p>
          </table:table-cell>
          <table:table-cell table:number-columns-repeated="7"/>
          <table:table-cell table:number-columns-repeated="2" office:value-type="string" calcext:value-type="string">
            <text:p>uniqu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Validation if any</text:p>
          </table:table-cell>
          <table:table-cell table:number-columns-repeated="3"/>
          <table:table-cell table:style-name="ce6" office:value-type="string" calcext:value-type="string">
            <text:p>8-15 characters</text:p>
          </table:table-cell>
          <table:table-cell table:number-columns-repeated="2"/>
          <table:table-cell office:value-type="string" calcext:value-type="string">
            <text:p><text:a xlink:href="mailto:abc@def.gh" xlink:type="simple">abc@def.gh</text:a></text:p>
          </table:table-cell>
          <table:table-cell table:number-columns-repeated="5"/>
          <table:table-cell table:number-columns-repeated="2" office:value-type="string" calcext:value-type="string">
            <text:p>10 digit</text:p>
          </table:table-cell>
          <table:table-cell table:number-columns-repeated="3"/>
        </table:table-row>
      </table:table>
      <table:table table:name="project-schedule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1"/>
        <table:table-column table:style-name="co3" table:number-columns-repeated="58" table:default-cell-style-name="Default"/>
        <table:table-row table:style-name="ro3" table:number-rows-repeated="2">
          <table:table-cell table:content-validation-name="val1" table:number-columns-repeated="3"/>
          <table:table-cell table:style-name="ce45" table:content-validation-name="val1"/>
          <table:table-cell table:style-name="ce58" table:content-validation-name="val1"/>
          <table:table-cell table:content-validation-name="val1"/>
          <table:table-cell table:number-columns-repeated="58"/>
        </table:table-row>
        <table:table-row table:style-name="ro5">
          <table:table-cell table:content-validation-name="val1"/>
          <table:table-cell table:style-name="ce26" table:content-validation-name="val1" office:value-type="string" calcext:value-type="string" table:number-columns-spanned="2" table:number-rows-spanned="1">
            <text:p>[Vehicle Configurator]</text:p>
          </table:table-cell>
          <table:covered-table-cell table:style-name="ce58" table:content-validation-name="val1"/>
          <table:table-cell table:style-name="ce46" table:content-validation-name="val1"/>
          <table:table-cell table:style-name="ce50" table:content-validation-name="val1" table:formula="of:=MAX([.E4:.E17])" office:value-type="date" office:date-value="2021-02-14" calcext:value-type="date">
            <text:p>14-Feb-2021</text:p>
          </table:table-cell>
          <table:table-cell table:style-name="Default" table:content-validation-name="val1"/>
          <table:table-cell table:number-columns-repeated="58"/>
        </table:table-row>
        <table:table-row table:style-name="ro1">
          <table:table-cell table:content-validation-name="val1"/>
          <table:table-cell table:style-name="ce27" table:content-validation-name="val1" office:value-type="string" calcext:value-type="string" table:number-columns-spanned="2" table:number-rows-spanned="1">
            <text:p>[Freelance Training]</text:p>
          </table:table-cell>
          <table:covered-table-cell table:style-name="ce58" table:content-validation-name="val1"/>
          <table:table-cell table:style-name="ce45" table:content-validation-name="val1"/>
          <table:table-cell table:style-name="ce58" table:content-validation-name="val1"/>
          <table:table-cell table:content-validation-name="val1"/>
          <table:table-cell table:number-columns-repeated="58"/>
        </table:table-row>
        <table:table-row table:style-name="ro3">
          <table:table-cell table:content-validation-name="val1"/>
          <table:table-cell table:style-name="ce28" table:content-validation-name="val1" office:value-type="string" calcext:value-type="string" table:number-columns-spanned="2" table:number-rows-spanned="1">
            <text:p>[Shubham Kubal]</text:p>
          </table:table-cell>
          <table:covered-table-cell table:content-validation-name="val1"/>
          <table:table-cell table:style-name="ce176" table:content-validation-name="val1" table:formula="of:=TODAY()" office:value-type="date" office:date-value="2021-02-02" calcext:value-type="date" table:number-columns-spanned="3" table:number-rows-spanned="1">
            <text:p>02 February 2021</text:p>
          </table:table-cell>
          <table:covered-table-cell table:number-columns-repeated="2" table:content-validation-name="val1"/>
          <table:table-cell table:number-columns-repeated="58"/>
        </table:table-row>
        <table:table-row table:style-name="ro3">
          <table:table-cell table:content-validation-name="val1" table:number-columns-repeated="3"/>
          <table:table-cell table:style-name="ce45" table:content-validation-name="val1"/>
          <table:table-cell table:style-name="ce58" table:content-validation-name="val1"/>
          <table:table-cell table:content-validation-name="val1"/>
          <table:table-cell table:number-columns-repeated="58"/>
        </table:table-row>
        <table:table-row table:style-name="ro3">
          <table:table-cell table:style-name="ce9" table:content-validation-name="val1" table:number-columns-repeated="6"/>
          <table:table-cell table:number-columns-repeated="58"/>
        </table:table-row>
        <table:table-row table:style-name="ro3">
          <table:table-cell table:style-name="ce10" table:content-validation-name="val1" table:number-columns-repeated="3"/>
          <table:table-cell table:style-name="ce48" table:content-validation-name="val1" table:number-columns-repeated="2"/>
          <table:table-cell table:style-name="ce87" table:content-validation-name="val1"/>
          <table:table-cell table:number-columns-repeated="58"/>
        </table:table-row>
        <table:table-row table:style-name="ro6">
          <table:table-cell table:style-name="ce71" table:content-validation-name="val1" office:value-type="string" calcext:value-type="string">
            <text:p>WBS</text:p>
          </table:table-cell>
          <table:table-cell table:style-name="ce71" table:content-validation-name="val1" office:value-type="string" calcext:value-type="string">
            <text:p>Task Names</text:p>
          </table:table-cell>
          <table:table-cell table:style-name="ce71" table:content-validation-name="val1" office:value-type="string" calcext:value-type="string">
            <text:p>Resource Names</text:p>
          </table:table-cell>
          <table:table-cell table:style-name="ce127" table:content-validation-name="val1" office:value-type="string" calcext:value-type="string">
            <text:p>Start</text:p>
          </table:table-cell>
          <table:table-cell table:style-name="ce127" table:content-validation-name="val1" office:value-type="string" calcext:value-type="string">
            <text:p>Finish</text:p>
          </table:table-cell>
          <table:table-cell table:style-name="ce141" table:content-validation-name="val1" office:value-type="string" calcext:value-type="string">
            <text:p>% Complete</text:p>
          </table:table-cell>
          <table:table-cell table:number-columns-repeated="58"/>
        </table:table-row>
        <table:table-row table:style-name="ro6">
          <table:table-cell table:style-name="ce12" table:content-validation-name="val1" table:number-columns-repeated="3"/>
          <table:table-cell table:style-name="ce50" table:content-validation-name="val1" table:number-columns-repeated="2"/>
          <table:table-cell table:style-name="ce142" table:content-validation-name="val1"/>
          <table:table-cell table:number-columns-repeated="58"/>
        </table:table-row>
        <table:table-row table:style-name="ro6">
          <table:table-cell table:style-name="ce13" table:content-validation-name="val1" office:value-type="float" office:value="1" calcext:value-type="float">
            <text:p>1</text:p>
          </table:table-cell>
          <table:table-cell table:style-name="ce29" table:content-validation-name="val1" office:value-type="string" calcext:value-type="string">
            <text:p>Requirement Gathering</text:p>
          </table:table-cell>
          <table:table-cell table:style-name="ce29" table:content-validation-name="val1" office:value-type="string" calcext:value-type="string">
            <text:p>shubham</text:p>
          </table:table-cell>
          <table:table-cell table:style-name="ce129" table:content-validation-name="val1" office:value-type="date" office:date-value="2021-01-15" calcext:value-type="date">
            <text:p>15-Jan-2021</text:p>
          </table:table-cell>
          <table:table-cell table:style-name="ce129" table:content-validation-name="val1" office:value-type="date" office:date-value="2021-01-22" calcext:value-type="date">
            <text:p>22-Jan-2021</text:p>
          </table:table-cell>
          <table:table-cell table:style-name="ce143" table:content-validation-name="val1" office:value-type="percentage" office:value="1" calcext:value-type="percentage">
            <text:p>100%</text:p>
          </table:table-cell>
          <table:table-cell table:number-columns-repeated="58"/>
        </table:table-row>
        <table:table-row table:style-name="ro3">
          <table:table-cell table:style-name="ce17" table:content-validation-name="val1"/>
          <table:table-cell table:style-name="ce35" table:content-validation-name="val1"/>
          <table:table-cell table:style-name="ce37" table:content-validation-name="val1"/>
          <table:table-cell table:style-name="ce55" table:content-validation-name="val1"/>
          <table:table-cell table:style-name="ce81" table:content-validation-name="val1"/>
          <table:table-cell table:style-name="ce144" table:content-validation-name="val1"/>
          <table:table-cell table:number-columns-repeated="58"/>
        </table:table-row>
        <table:table-row table:style-name="ro6">
          <table:table-cell table:style-name="ce18" table:content-validation-name="val1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Database Design</text:p>
          </table:table-cell>
          <table:table-cell table:style-name="ce36" table:content-validation-name="val1" office:value-type="string" calcext:value-type="string">
            <text:p>shubham</text:p>
          </table:table-cell>
          <table:table-cell table:style-name="ce131" table:content-validation-name="val1" office:value-type="date" office:date-value="2021-01-23" calcext:value-type="date">
            <text:p>23-Jan-2021</text:p>
          </table:table-cell>
          <table:table-cell table:style-name="ce131" table:content-validation-name="val1" office:value-type="date" office:date-value="2021-01-28" calcext:value-type="date">
            <text:p>28-Jan-2021</text:p>
          </table:table-cell>
          <table:table-cell table:style-name="ce145" table:content-validation-name="val1" office:value-type="percentage" office:value="1" calcext:value-type="percentage">
            <text:p>100%</text:p>
          </table:table-cell>
          <table:table-cell table:number-columns-repeated="58"/>
        </table:table-row>
        <table:table-row table:style-name="ro3">
          <table:table-cell table:style-name="ce17" table:content-validation-name="val1"/>
          <table:table-cell table:style-name="ce35" table:content-validation-name="val1"/>
          <table:table-cell table:style-name="ce37" table:content-validation-name="val1"/>
          <table:table-cell table:style-name="ce55" table:content-validation-name="val1"/>
          <table:table-cell table:style-name="ce81" table:content-validation-name="val1"/>
          <table:table-cell table:style-name="ce147" table:content-validation-name="val1"/>
          <table:table-cell table:number-columns-repeated="58"/>
        </table:table-row>
        <table:table-row table:style-name="ro6">
          <table:table-cell table:style-name="ce18" table:content-validation-name="val1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Backend Development</text:p>
          </table:table-cell>
          <table:table-cell table:style-name="ce36" table:content-validation-name="val1" office:value-type="string" calcext:value-type="string">
            <text:p>shubham</text:p>
          </table:table-cell>
          <table:table-cell table:style-name="ce131" table:content-validation-name="val1" office:value-type="date" office:date-value="2021-01-29" calcext:value-type="date">
            <text:p>29-Jan-2021</text:p>
          </table:table-cell>
          <table:table-cell table:style-name="ce131" table:content-validation-name="val1" office:value-type="date" office:date-value="2021-01-31" calcext:value-type="date">
            <text:p>31-Jan-2021</text:p>
          </table:table-cell>
          <table:table-cell table:style-name="ce145" table:content-validation-name="val1" office:value-type="percentage" office:value="1" calcext:value-type="percentage">
            <text:p>100%</text:p>
          </table:table-cell>
          <table:table-cell table:number-columns-repeated="58"/>
        </table:table-row>
        <table:table-row table:style-name="ro3">
          <table:table-cell table:style-name="ce146" table:content-validation-name="val1"/>
          <table:table-cell table:style-name="ce165" table:content-validation-name="val1"/>
          <table:table-cell table:style-name="ce171" table:content-validation-name="val1"/>
          <table:table-cell table:style-name="ce188"/>
          <table:table-cell table:style-name="ce171" table:content-validation-name="val1"/>
          <table:table-cell table:style-name="ce148" table:content-validation-name="val1"/>
          <table:table-cell table:style-name="ce188"/>
          <table:table-cell table:number-columns-repeated="57"/>
        </table:table-row>
        <table:table-row table:style-name="ro6">
          <table:table-cell table:style-name="ce18" table:content-validation-name="val1" office:value-type="float" office:value="4" calcext:value-type="float">
            <text:p>4</text:p>
          </table:table-cell>
          <table:table-cell table:style-name="ce36" table:content-validation-name="val1" office:value-type="string" calcext:value-type="string">
            <text:p>Frontend Development</text:p>
          </table:table-cell>
          <table:table-cell table:style-name="ce36" table:content-validation-name="val1" office:value-type="string" calcext:value-type="string">
            <text:p>shubham</text:p>
          </table:table-cell>
          <table:table-cell table:style-name="ce131" table:content-validation-name="val1" office:value-type="date" office:date-value="2021-02-01" calcext:value-type="date">
            <text:p>01-Feb-2021</text:p>
          </table:table-cell>
          <table:table-cell table:style-name="ce131" table:content-validation-name="val1" office:value-type="date" office:date-value="2021-02-14" calcext:value-type="date">
            <text:p>14-Feb-2021</text:p>
          </table:table-cell>
          <table:table-cell table:style-name="ce149" table:content-validation-name="val1" office:value-type="percentage" office:value="0.2" calcext:value-type="percentage">
            <text:p>20%</text:p>
          </table:table-cell>
          <table:table-cell table:number-columns-repeated="58"/>
        </table:table-row>
        <table:table-row table:style-name="ro3" table:number-rows-repeated="2">
          <table:table-cell table:style-name="ce14" table:content-validation-name="val1"/>
          <table:table-cell table:style-name="ce30" table:content-validation-name="val1"/>
          <table:table-cell table:style-name="ce40" table:content-validation-name="val1"/>
          <table:table-cell/>
          <table:table-cell table:style-name="ce40" table:content-validation-name="val1"/>
          <table:table-cell table:style-name="ce150" table:content-validation-name="val1"/>
          <table:table-cell table:number-columns-repeated="58"/>
        </table:table-row>
        <table:table-row table:style-name="ro3">
          <table:table-cell table:style-name="ce20" table:content-validation-name="val1"/>
          <table:table-cell table:style-name="ce38" table:content-validation-name="val1" table:number-columns-repeated="2"/>
          <table:table-cell table:style-name="ce59" table:content-validation-name="val1"/>
          <table:table-cell table:style-name="ce85" table:content-validation-name="val1"/>
          <table:table-cell table:style-name="ce151" table:content-validation-name="val1"/>
          <table:table-cell table:number-columns-repeated="58"/>
        </table:table-row>
        <table:table-row table:style-name="ro3">
          <table:table-cell table:style-name="ce21" table:content-validation-name="val1"/>
          <table:table-cell table:style-name="ce39" table:content-validation-name="val1"/>
          <table:table-cell table:style-name="ce21" table:content-validation-name="val1"/>
          <table:table-cell table:style-name="ce60" table:content-validation-name="val1" table:number-columns-repeated="2"/>
          <table:table-cell table:style-name="ce102" table:content-validation-name="val1"/>
          <table:table-cell table:number-columns-repeated="58"/>
        </table:table-row>
        <table:table-row table:style-name="ro3" table:number-rows-repeated="2">
          <table:table-cell table:style-name="ce58" table:content-validation-name="val1"/>
          <table:table-cell table:style-name="ce25" table:content-validation-name="val1"/>
          <table:table-cell table:content-validation-name="val1"/>
          <table:table-cell table:style-name="ce46" table:content-validation-name="val1" table:number-columns-repeated="2"/>
          <table:table-cell table:content-validation-name="val1"/>
          <table:table-cell table:number-columns-repeated="58"/>
        </table:table-row>
        <table:table-row table:style-name="ro3" table:number-rows-repeated="3">
          <table:table-cell table:content-validation-name="val1"/>
          <table:table-cell table:style-name="ce25" table:content-validation-name="val1"/>
          <table:table-cell table:content-validation-name="val1"/>
          <table:table-cell table:style-name="ce46" table:content-validation-name="val1" table:number-columns-repeated="2"/>
          <table:table-cell table:content-validation-name="val1"/>
          <table:table-cell table:number-columns-repeated="58"/>
        </table:table-row>
        <table:table-row table:style-name="ro6">
          <table:table-cell table:style-name="ce23" table:content-validation-name="val1" table:number-columns-repeated="2"/>
          <table:table-cell table:style-name="ce43" table:content-validation-name="val1"/>
          <table:table-cell table:style-name="ce61" table:content-validation-name="val1" table:number-columns-repeated="2"/>
          <table:table-cell table:style-name="ce103" table:content-validation-name="val1"/>
          <table:table-cell table:number-columns-repeated="58"/>
        </table:table-row>
        <table:table-row table:style-name="ro3">
          <table:table-cell table:style-name="ce24" table:content-validation-name="val1"/>
          <table:table-cell table:style-name="ce24" table:content-validation-name="val1" office:value-type="string" calcext:value-type="string">
            <text:p>Vehicle Configuration V1.0.0</text:p>
          </table:table-cell>
          <table:table-cell table:style-name="ce44" table:content-validation-name="val1"/>
          <table:table-cell table:style-name="ce62" table:content-validation-name="val1" table:number-columns-repeated="2"/>
          <table:table-cell table:style-name="ce104" table:content-validation-name="val1"/>
          <table:table-cell table:number-columns-repeated="58"/>
        </table:table-row>
        <table:table-row table:style-name="ro3">
          <table:table-cell table:style-name="ce25" table:content-validation-name="val1"/>
          <table:table-cell table:style-name="ce25" table:content-validation-name="val1" office:value-type="string" calcext:value-type="string">
            <text:p>Author: <text:span text:style-name="T1">Shubham Kubal</text:span> &lt;<text:a xlink:href="mailto:skubal2015@gmail.com" xlink:type="simple">skubal2015@gmail.com</text:a>&gt;</text:p>
          </table:table-cell>
          <table:table-cell table:content-validation-name="val1"/>
          <table:table-cell table:style-name="ce46" table:content-validation-name="val1" table:number-columns-repeated="2"/>
          <table:table-cell table:content-validation-name="val1"/>
          <table:table-cell table:number-columns-repeated="58"/>
        </table:table-row>
        <table:table-row table:style-name="ro3">
          <table:table-cell table:number-columns-repeated="5"/>
          <table:table-cell table:style-name="Default"/>
          <table:table-cell table:number-columns-repeated="58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88" table:number-columns-repeated="3"/>
          <table:table-cell table:number-columns-repeated="54"/>
        </table:table-row>
        <table:table-row table:style-name="ro3" table:number-rows-repeated="5">
          <table:table-cell table:number-columns-repeated="5"/>
          <table:table-cell table:style-name="Default"/>
          <table:table-cell table:number-columns-repeated="58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88" table:number-columns-repeated="54"/>
        </table:table-row>
        <calcext:conditional-formats>
          <calcext:conditional-format calcext:target-range-address="'project-schedule'.F10:'project-schedule'.F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roject-schedule'.F20:'project-schedule'.F20 'project-schedule'.F13:'project-schedule'.F15 'project-schedule'.F11:'project-schedule'.F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roject-schedule'.F12:'project-schedule'.F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roject-schedule'.F17:'project-schedule'.F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expression table:name="Holidays" table:base-cell-address="$DatabaseDesign.$B$66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loext:min-decimal-places="0" number:min-integer-digits="2"/>
    </number:number-style>
    <number:date-style style:name="N169" number:title="User-defined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oday" style:family="table-cell" style:parent-style-name="Default">
      <style:table-cell-properties fo:background-color="#ffe0e0"/>
    </style:style>
    <style:style style:name="Weekend" style:family="table-cell" style:parent-style-name="Default">
      <style:table-cell-properties fo:border-bottom="0.06pt solid #bfbfbf" fo:background-color="#efefef" fo:border-left="none" fo:border-right="none" fo:border-top="0.06pt solid #bfbfbf"/>
    </style:style>
    <style:style style:name="Holiday" style:family="table-cell" style:parent-style-name="Default">
      <style:table-cell-properties fo:background-color="#f4f5f9"/>
    </style:style>
    <style:style style:name="Task_5f_Completed" style:display-name="Task_Completed" style:family="table-cell" style:parent-style-name="Default">
      <style:table-cell-properties fo:border-bottom="0.06pt solid #bfbfbf" fo:background-color="#007fff" fo:border-left="none" fo:border-right="none" fo:border-top="0.06pt solid #bfbfbf"/>
    </style:style>
    <style:style style:name="Task_5f_Scheduled" style:display-name="Task_Scheduled" style:family="table-cell" style:parent-style-name="Default">
      <style:table-cell-properties fo:background-color="#bfdfff"/>
    </style:style>
    <style:style style:name="Milestone" style:family="table-cell" style:parent-style-name="Default">
      <style:table-cell-properties fo:background-color="#7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0:08:34.798418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9:45:44.946693720</meta:creation-date>
    <meta:generator>LibreOffice/6.4.6.2$Linux_X86_64 LibreOffice_project/40$Build-2</meta:generator>
    <dc:date>2021-02-02T20:10:34.493153391</dc:date>
    <meta:editing-duration>PT1H9M11S</meta:editing-duration>
    <meta:editing-cycles>18</meta:editing-cycles>
    <meta:document-statistic meta:table-count="2" meta:cell-count="176" meta:object-count="0"/>
  </office:meta>
</office:document-meta>
</file>